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01cm"/>
    </style:style>
    <style:style style:name="co2" style:family="table-column">
      <style:table-column-properties fo:break-before="auto" style:column-width="6.616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8.7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 style:data-style-name="N0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database_Master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4" table:default-cell-style-name="ce1"/>
        <table:table-column table:style-name="co5" table:number-columns-repeated="1011" table:default-cell-style-name="ce1"/>
        <table:table-row table:style-name="ro1">
          <table:table-cell office:value-type="string" calcext:value-type="string">
            <text:p># Entity Name</text:p>
          </table:table-cell>
          <table:table-cell office:value-type="string" calcext:value-type="string">
            <text:p># Type</text:p>
          </table:table-cell>
          <table:table-cell office:value-type="string" calcext:value-type="string">
            <text:p># Description</text:p>
          </table:table-cell>
          <table:table-cell office:value-type="string" calcext:value-type="string">
            <text:p># Filename</text:p>
          </table:table-cell>
          <table:table-cell office:value-type="string" calcext:value-type="string">
            <text:p># R</text:p>
          </table:table-cell>
          <table:table-cell office:value-type="string" calcext:value-type="string">
            <text:p># G</text:p>
          </table:table-cell>
          <table:table-cell office:value-type="string" calcext:value-type="string">
            <text:p># B</text:p>
          </table:table-cell>
          <table:table-cell office:value-type="string" calcext:value-type="string">
            <text:p># 0 to ignore, 1 to include</text:p>
          </table:table-cell>
          <table:table-cell office:value-type="string" calcext:value-type="string">
            <text:p># 0 for 2D, 1 to 3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big-ship-wreck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big-ship-wreck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big-ship-wreck-3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medium-ship-wreck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i-medium-ship-wreck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g-ship-wreck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g-ship-wreck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g-ship-wreck-3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chest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chest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big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big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medium-1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medium-2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sh-site-spaceship-wreck-medium-3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torio-logo-11tiles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torio-logo-16tiles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ctorio-logo-22tiles</text:p>
          </table:table-cell>
          <table:table-cell office:value-type="string" calcext:value-type="string">
            <text:p>contain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accumulator</text:p>
          </table:table-cell>
          <table:table-cell/>
          <table:table-cell table:style-name="ce3" office:value-type="string" calcext:value-type="string">
            <text:p>basic/2x2.blend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accumulator</text:p>
          </table:table-cell>
          <table:table-cell office:value-type="string" calcext:value-type="string">
            <text:p>accumula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accumulator-2</text:p>
          </table:table-cell>
          <table:table-cell office:value-type="string" calcext:value-type="string">
            <text:p>accumula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ship-console</text:p>
          </table:table-cell>
          <table:table-cell office:value-type="string" calcext:value-type="string">
            <text:p>accumula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gun-turret</text:p>
          </table:table-cell>
          <table:table-cell office:value-type="string" calcext:value-type="string">
            <text:p>ammo-turret</text:p>
          </table:table-cell>
          <table:table-cell/>
          <table:table-cell table:style-name="ce3" office:value-type="string" calcext:value-type="string">
            <text:p>basic/2x2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meteor-defence-container</text:p>
          </table:table-cell>
          <table:table-cell office:value-type="string" calcext:value-type="string">
            <text:p>ammo-turre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meteor-point-defence-container</text:p>
          </table:table-cell>
          <table:table-cell office:value-type="string" calcext:value-type="string">
            <text:p>ammo-turre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ithmetic-combinator</text:p>
          </table:table-cell>
          <table:table-cell/>
          <table:table-cell table:style-name="ce3"/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turret</text:p>
          </table:table-cell>
          <table:table-cell/>
          <table:table-cell table:style-name="ce3" office:value-type="string" calcext:value-type="string">
            <text:p>basic/2x2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wagon</text:p>
          </table:table-cell>
          <table:table-cell/>
          <table:table-cell table:style-name="ce3"/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ssembling-machine-1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 office:value-type="string" calcext:value-type="string">
            <text:p>assembling-machine-1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ssembling-machine-2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 office:value-type="string" calcext:value-type="string">
            <text:p>assembling-machine-1.blend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ssembling-machine-3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 office:value-type="string" calcext:value-type="string">
            <text:p>assembling-machine-1.blend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burner-assembling-machin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 office:value-type="string" calcext:value-type="string">
            <text:p>assembling-machine-1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entrifug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 office:value-type="string" calcext:value-type="string">
            <text:p>basic/3x3.blend</text:p>
          </table:table-cell>
          <table:table-cell office:value-type="float" office:value="204" calcext:value-type="float">
            <text:p>204</text:p>
          </table:table-cell>
          <table:table-cell office:value-type="float" office:value="252" calcext:value-type="float">
            <text:p>2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hemical-plant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 office:value-type="string" calcext:value-type="string">
            <text:p>basic/3x3.blend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uel-process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 office:value-type="string" calcext:value-type="string">
            <text:p>basic/3x3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industrial-furnac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oil-refine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 office:value-type="string" calcext:value-type="string">
            <text:p>basic/5x5.blend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core-min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livery-cannon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livery-cannon-weapon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electric-boil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energy-transmitter-emitt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energy-transmitter-injec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fuel-refine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fuel-refinery-spac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gate-platform-scaffol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lifesupport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nexus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pulveris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recycling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assembling-machin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assembling-machine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astrometr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biochemical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biochemical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decontamination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decontamination-facilit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electromagnet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genet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gravimetr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growth-facilit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hypercool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hypercooler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laser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laser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manufac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manufac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material-fabric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mechanical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mechanical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article-acceler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article-accelerator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article-collide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lasma-gener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radiation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radiation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radiator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radiator-2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radiator-2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radiator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upercomputer-1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upercomputer-1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upercomputer-2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upercomputer-2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upercomputer-3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upercomputer-3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upercomputer-4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upercomputer-4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telescop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telescope-gammara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telescope-microwave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telescope-radio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telescope-xra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thermodynamics-laboratory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thermodynamics-laboratory-grounded</text:p>
          </table:table-cell>
          <table:table-cell office:value-type="string" calcext:value-type="string">
            <text:p>assembling-machin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beacon</text:p>
          </table:table-cell>
          <table:table-cell/>
          <table:table-cell table:style-name="ce3" office:value-type="string" calcext:value-type="string">
            <text:p>basic/3x3.blend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wide-beacon</text:p>
          </table:table-cell>
          <table:table-cell office:value-type="string" calcext:value-type="string">
            <text:p>beacon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wide-beacon-2</text:p>
          </table:table-cell>
          <table:table-cell office:value-type="string" calcext:value-type="string">
            <text:p>beacon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boiler</text:p>
          </table:table-cell>
          <table:table-cell/>
          <table:table-cell table:style-name="ce3" office:value-type="string" calcext:value-type="string">
            <text:p>basic/boile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heat-exchanger</text:p>
          </table:table-cell>
          <table:table-cell office:value-type="string" calcext:value-type="string">
            <text:p>boiler</text:p>
          </table:table-cell>
          <table:table-cell/>
          <table:table-cell table:style-name="ce3" office:value-type="string" calcext:value-type="string">
            <text:p>basic/boile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big-heat-exchanger</text:p>
          </table:table-cell>
          <table:table-cell office:value-type="string" calcext:value-type="string">
            <text:p>boil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energy-transmitter-chamber</text:p>
          </table:table-cell>
          <table:table-cell office:value-type="string" calcext:value-type="string">
            <text:p>boil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naquium-heat-pipe-long--+--</text:p>
          </table:table-cell>
          <table:table-cell office:value-type="string" calcext:value-type="string">
            <text:p>boil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naquium-heat-pipe-long--+-----+--</text:p>
          </table:table-cell>
          <table:table-cell office:value-type="string" calcext:value-type="string">
            <text:p>boil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burner-generator</text:p>
          </table:table-cell>
          <table:table-cell/>
          <table:table-cell table:style-name="ce3" office:value-type="string" calcext:value-type="string">
            <text:p>basic/generato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burner-turbine</text:p>
          </table:table-cell>
          <table:table-cell office:value-type="string" calcext:value-type="string">
            <text:p>burner-generator</text:p>
          </table:table-cell>
          <table:table-cell/>
          <table:table-cell table:style-name="ce3" office:value-type="string" calcext:value-type="string">
            <text:p>basic/3x3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ar</text:p>
          </table:table-cell>
          <table:table-cell/>
          <table:table-cell table:style-name="ce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hcraft-entity</text:p>
          </table:table-cell>
          <table:table-cell office:value-type="string" calcext:value-type="string">
            <text:p>ca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hovercraft-collision</text:p>
          </table:table-cell>
          <table:table-cell office:value-type="string" calcext:value-type="string">
            <text:p>ca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craft-entity</text:p>
          </table:table-cell>
          <table:table-cell office:value-type="string" calcext:value-type="string">
            <text:p>ca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rocket-launch-pad-_-seat</text:p>
          </table:table-cell>
          <table:table-cell office:value-type="string" calcext:value-type="string">
            <text:p>ca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rocket-launch-pad-_-section-input</text:p>
          </table:table-cell>
          <table:table-cell office:value-type="string" calcext:value-type="string">
            <text:p>ca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hield-projector-barrier</text:p>
          </table:table-cell>
          <table:table-cell office:value-type="string" calcext:value-type="string">
            <text:p>ca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capsule-_-vehicle</text:p>
          </table:table-cell>
          <table:table-cell office:value-type="string" calcext:value-type="string">
            <text:p>ca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car</text:p>
          </table:table-cell>
          <table:table-cell/>
          <table:table-cell table:style-name="ce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argo-wagon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t-construction-wagon</text:p>
          </table:table-cell>
          <table:table-cell office:value-type="string" calcext:value-type="string">
            <text:p>cargo-wagon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haract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haracter-jetpack</text:p>
          </table:table-cell>
          <table:table-cell office:value-type="string" calcext:value-type="string">
            <text:p>charact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arl_player</text:p>
          </table:table-cell>
          <table:table-cell office:value-type="string" calcext:value-type="string">
            <text:p>charact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arl_player-jetpack</text:p>
          </table:table-cell>
          <table:table-cell office:value-type="string" calcext:value-type="string">
            <text:p>charact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atcontroller</text:p>
          </table:table-cell>
          <table:table-cell office:value-type="string" calcext:value-type="string">
            <text:p>charact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atcontroller-jetpack</text:p>
          </table:table-cell>
          <table:table-cell office:value-type="string" calcext:value-type="string">
            <text:p>charact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haracter-corps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defender</text:p>
          </table:table-cell>
          <table:table-cell office:value-type="string" calcext:value-type="string">
            <text:p>combat-robot</text:p>
          </table:table-cell>
          <table:table-cell/>
          <table:table-cell table:style-name="ce3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combat-robot</text:p>
          </table:table-cell>
          <table:table-cell/>
          <table:table-cell table:style-name="ce3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distractor</text:p>
          </table:table-cell>
          <table:table-cell office:value-type="string" calcext:value-type="string">
            <text:p>combat-robot</text:p>
          </table:table-cell>
          <table:table-cell/>
          <table:table-cell table:style-name="ce3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onstant-combina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ghost-scanner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ath-allInOne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witchbutton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onstruction-robot</text:p>
          </table:table-cell>
          <table:table-cell/>
          <table:table-cell table:style-name="ce3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orehouse</text:p>
          </table:table-cell>
          <table:table-cell office:value-type="string" calcext:value-type="string">
            <text:p>container</text:p>
          </table:table-cell>
          <table:table-cell/>
          <table:table-cell table:style-name="ce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rongbox</text:p>
          </table:table-cell>
          <table:table-cell office:value-type="string" calcext:value-type="string">
            <text:p>container</text:p>
          </table:table-cell>
          <table:table-cell/>
          <table:table-cell table:style-name="ce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warehouse</text:p>
          </table:table-cell>
          <table:table-cell office:value-type="string" calcext:value-type="string">
            <text:p>container</text:p>
          </table:table-cell>
          <table:table-cell/>
          <table:table-cell table:style-name="ce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blue-chest</text:p>
          </table:table-cell>
          <table:table-cell office:value-type="string" calcext:value-type="string">
            <text:p>container</text:p>
          </table:table-cell>
          <table:table-cell/>
          <table:table-cell table:style-name="ce3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blueprint-deployer</text:p>
          </table:table-cell>
          <table:table-cell office:value-type="string" calcext:value-type="string">
            <text:p>container</text:p>
          </table:table-cell>
          <table:table-cell/>
          <table:table-cell table:style-name="ce3" office:value-type="string" calcext:value-type="string">
            <text:p>basic/box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iron-chest</text:p>
          </table:table-cell>
          <table:table-cell office:value-type="string" calcext:value-type="string">
            <text:p>container</text:p>
          </table:table-cell>
          <table:table-cell/>
          <table:table-cell table:style-name="ce3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iron-wood-chest</text:p>
          </table:table-cell>
          <table:table-cell office:value-type="string" calcext:value-type="string">
            <text:p>container</text:p>
          </table:table-cell>
          <table:table-cell/>
          <table:table-cell table:style-name="ce3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red-chest</text:p>
          </table:table-cell>
          <table:table-cell office:value-type="string" calcext:value-type="string">
            <text:p>container</text:p>
          </table:table-cell>
          <table:table-cell/>
          <table:table-cell table:style-name="ce3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cargo-rocket-cargo-pod</text:p>
          </table:table-cell>
          <table:table-cell office:value-type="string" calcext:value-type="string">
            <text:p>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cartouche-chest</text:p>
          </table:table-cell>
          <table:table-cell office:value-type="string" calcext:value-type="string">
            <text:p>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livery-cannon-chest</text:p>
          </table:table-cell>
          <table:table-cell office:value-type="string" calcext:value-type="string">
            <text:p>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rocket-landing-pad</text:p>
          </table:table-cell>
          <table:table-cell office:value-type="string" calcext:value-type="string">
            <text:p>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rocket-launch-pad</text:p>
          </table:table-cell>
          <table:table-cell office:value-type="string" calcext:value-type="string">
            <text:p>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ignpost-display</text:p>
          </table:table-cell>
          <table:table-cell office:value-type="string" calcext:value-type="string">
            <text:p>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teel-chest</text:p>
          </table:table-cell>
          <table:table-cell office:value-type="string" calcext:value-type="string">
            <text:p>container</text:p>
          </table:table-cell>
          <table:table-cell/>
          <table:table-cell office:value-type="string" calcext:value-type="string">
            <text:p>steel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wooden-chest</text:p>
          </table:table-cell>
          <table:table-cell office:value-type="string" calcext:value-type="string">
            <text:p>container</text:p>
          </table:table-cell>
          <table:table-cell/>
          <table:table-cell office:value-type="string" calcext:value-type="string">
            <text:p>wooden-ches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urved-rail</text:p>
          </table:table-cell>
          <table:table-cell/>
          <table:table-cell table:style-name="ce3" office:value-type="string" calcext:value-type="string">
            <text:p>curved-rail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curved-rail</text:p>
          </table:table-cell>
          <table:table-cell office:value-type="string" calcext:value-type="string">
            <text:p>curved-rail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decider-combina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big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3" office:value-type="string" calcext:value-type="string">
            <text:p>basic/big-electric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debug-substation</text:p>
          </table:table-cell>
          <table:table-cell office:value-type="string" calcext:value-type="string">
            <text:p>electric-pol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edium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3" office:value-type="string" calcext:value-type="string">
            <text:p>basic/electric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addon-power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pylon</text:p>
          </table:table-cell>
          <table:table-cell office:value-type="string" calcext:value-type="string">
            <text:p>electric-pol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pylon-construction</text:p>
          </table:table-cell>
          <table:table-cell office:value-type="string" calcext:value-type="string">
            <text:p>electric-pol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pylon-construction-radar</text:p>
          </table:table-cell>
          <table:table-cell office:value-type="string" calcext:value-type="string">
            <text:p>electric-pol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pylon-substation</text:p>
          </table:table-cell>
          <table:table-cell office:value-type="string" calcext:value-type="string">
            <text:p>electric-pol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mall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3" office:value-type="string" calcext:value-type="string">
            <text:p>basic/electric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mall-iron-electric-pole</text:p>
          </table:table-cell>
          <table:table-cell office:value-type="string" calcext:value-type="string">
            <text:p>electric-pol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ubstation</text:p>
          </table:table-cell>
          <table:table-cell office:value-type="string" calcext:value-type="string">
            <text:p>electric-pole</text:p>
          </table:table-cell>
          <table:table-cell/>
          <table:table-cell table:style-name="ce3" office:value-type="string" calcext:value-type="string">
            <text:p>basic/big-electric-pole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aser-turret</text:p>
          </table:table-cell>
          <table:table-cell office:value-type="string" calcext:value-type="string">
            <text:p>electric-turret</text:p>
          </table:table-cell>
          <table:table-cell/>
          <table:table-cell table:style-name="ce3" office:value-type="string" calcext:value-type="string">
            <text:p>basic/2x2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hield-projector</text:p>
          </table:table-cell>
          <table:table-cell office:value-type="string" calcext:value-type="string">
            <text:p>electric-turre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entity-ghos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lamethrower-turret</text:p>
          </table:table-cell>
          <table:table-cell office:value-type="string" calcext:value-type="string">
            <text:p>fluid-turret</text:p>
          </table:table-cell>
          <table:table-cell/>
          <table:table-cell table:style-name="ce3" office:value-type="string" calcext:value-type="string">
            <text:p>basic/fluid-turret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fluid-wagon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electric-furnace</text:p>
          </table:table-cell>
          <table:table-cell office:value-type="string" calcext:value-type="string">
            <text:p>furnace</text:p>
          </table:table-cell>
          <table:table-cell/>
          <table:table-cell table:style-name="ce3" office:value-type="string" calcext:value-type="string">
            <text:p>electric-furnace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big-turbine</text:p>
          </table:table-cell>
          <table:table-cell office:value-type="string" calcext:value-type="string">
            <text:p>furnac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condenser-turbine</text:p>
          </table:table-cell>
          <table:table-cell office:value-type="string" calcext:value-type="string">
            <text:p>furnac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ship-antimatter-engine</text:p>
          </table:table-cell>
          <table:table-cell office:value-type="string" calcext:value-type="string">
            <text:p>furnac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ship-rocket-engine</text:p>
          </table:table-cell>
          <table:table-cell office:value-type="string" calcext:value-type="string">
            <text:p>furnac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teel-furnace</text:p>
          </table:table-cell>
          <table:table-cell office:value-type="string" calcext:value-type="string">
            <text:p>furnace</text:p>
          </table:table-cell>
          <table:table-cell/>
          <table:table-cell table:style-name="ce3" office:value-type="string" calcext:value-type="string">
            <text:p>stone-furnace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tone-furnace</text:p>
          </table:table-cell>
          <table:table-cell office:value-type="string" calcext:value-type="string">
            <text:p>furnace</text:p>
          </table:table-cell>
          <table:table-cell/>
          <table:table-cell table:style-name="ce3" office:value-type="string" calcext:value-type="string">
            <text:p>stone-furnace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gat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ship-gate</text:p>
          </table:table-cell>
          <table:table-cell office:value-type="string" calcext:value-type="string">
            <text:p>gat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big-turbine-generator</text:p>
          </table:table-cell>
          <table:table-cell office:value-type="string" calcext:value-type="string">
            <text:p>genera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condenser-turbine-generator</text:p>
          </table:table-cell>
          <table:table-cell office:value-type="string" calcext:value-type="string">
            <text:p>genera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fluid-burner-generator</text:p>
          </table:table-cell>
          <table:table-cell office:value-type="string" calcext:value-type="string">
            <text:p>genera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team-engine</text:p>
          </table:table-cell>
          <table:table-cell office:value-type="string" calcext:value-type="string">
            <text:p>generator</text:p>
          </table:table-cell>
          <table:table-cell/>
          <table:table-cell table:style-name="ce3" office:value-type="string" calcext:value-type="string">
            <text:p>basic/generator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team-turbine</text:p>
          </table:table-cell>
          <table:table-cell office:value-type="string" calcext:value-type="string">
            <text:p>generator</text:p>
          </table:table-cell>
          <table:table-cell/>
          <table:table-cell table:style-name="ce3" office:value-type="string" calcext:value-type="string">
            <text:p>basic/generator.blend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heat-interface</text:p>
          </table:table-cell>
          <table:table-cell/>
          <table:table-cell table:style-name="ce3" office:value-type="string" calcext:value-type="string">
            <text:p>basic/boiler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heat-pip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naquium-heat-pipe</text:p>
          </table:table-cell>
          <table:table-cell office:value-type="string" calcext:value-type="string">
            <text:p>heat-pip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infinity-chest</text:p>
          </table:table-cell>
          <table:table-cell office:value-type="string" calcext:value-type="string">
            <text:p>infinity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infinity-pip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burner-inserter</text:p>
          </table:table-cell>
          <table:table-cell office:value-type="string" calcext:value-type="string">
            <text:p>inserter</text:p>
          </table:table-cell>
          <table:table-cell/>
          <table:table-cell table:style-name="ce3" office:value-type="string" calcext:value-type="string">
            <text:p>inserter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ast-inserter</text:p>
          </table:table-cell>
          <table:table-cell office:value-type="string" calcext:value-type="string">
            <text:p>inserter</text:p>
          </table:table-cell>
          <table:table-cell/>
          <table:table-cell table:style-name="ce3" office:value-type="string" calcext:value-type="string">
            <text:p>inserter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ilter-inserter</text:p>
          </table:table-cell>
          <table:table-cell office:value-type="string" calcext:value-type="string">
            <text:p>inserter</text:p>
          </table:table-cell>
          <table:table-cell/>
          <table:table-cell table:style-name="ce3" office:value-type="string" calcext:value-type="string">
            <text:p>inserter.blend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inserter</text:p>
          </table:table-cell>
          <table:table-cell/>
          <table:table-cell table:style-name="ce3" office:value-type="string" calcext:value-type="string">
            <text:p>inserter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ong-handed-inserter</text:p>
          </table:table-cell>
          <table:table-cell office:value-type="string" calcext:value-type="string">
            <text:p>inserter</text:p>
          </table:table-cell>
          <table:table-cell/>
          <table:table-cell table:style-name="ce3" office:value-type="string" calcext:value-type="string">
            <text:p>long-handed-inserter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tack-filter-inserter</text:p>
          </table:table-cell>
          <table:table-cell office:value-type="string" calcext:value-type="string">
            <text:p>inserter</text:p>
          </table:table-cell>
          <table:table-cell/>
          <table:table-cell table:style-name="ce3" office:value-type="string" calcext:value-type="string">
            <text:p>inserter.blend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tack-inserter</text:p>
          </table:table-cell>
          <table:table-cell office:value-type="string" calcext:value-type="string">
            <text:p>inserter</text:p>
          </table:table-cell>
          <table:table-cell/>
          <table:table-cell table:style-name="ce3" office:value-type="string" calcext:value-type="string">
            <text:p>inserter.blend</text:p>
          </table:table-cell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burner-lab</text:p>
          </table:table-cell>
          <table:table-cell office:value-type="string" calcext:value-type="string">
            <text:p>lab</text:p>
          </table:table-cell>
          <table:table-cell/>
          <table:table-cell table:style-name="ce3" office:value-type="string" calcext:value-type="string">
            <text:p>basic/lab.blend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ab</text:p>
          </table:table-cell>
          <table:table-cell/>
          <table:table-cell table:style-name="ce3" office:value-type="string" calcext:value-type="string">
            <text:p>basic/lab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cience-lab</text:p>
          </table:table-cell>
          <table:table-cell office:value-type="string" calcext:value-type="string">
            <text:p>lab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nixie-tube</text:p>
          </table:table-cell>
          <table:table-cell office:value-type="string" calcext:value-type="string">
            <text:p>lamp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nixie-tube-alpha</text:p>
          </table:table-cell>
          <table:table-cell office:value-type="string" calcext:value-type="string">
            <text:p>lamp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nixie-tube-small</text:p>
          </table:table-cell>
          <table:table-cell office:value-type="string" calcext:value-type="string">
            <text:p>lamp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qwrt-lamp</text:p>
          </table:table-cell>
          <table:table-cell office:value-type="string" calcext:value-type="string">
            <text:p>lamp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mall-lamp</text:p>
          </table:table-cell>
          <table:table-cell office:value-type="string" calcext:value-type="string">
            <text:p>lamp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and-mine</text:p>
          </table:table-cell>
          <table:table-cell/>
          <table:table-cell table:style-name="ce3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inked-bel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inked-chest</text:p>
          </table:table-cell>
          <table:table-cell office:value-type="string" calcext:value-type="string">
            <text:p>linked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linked-container</text:p>
          </table:table-cell>
          <table:table-cell office:value-type="string" calcext:value-type="string">
            <text:p>linked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express-loader</text:p>
          </table:table-cell>
          <table:table-cell office:value-type="string" calcext:value-type="string">
            <text:p>loader</text:p>
          </table:table-cell>
          <table:table-cell/>
          <table:table-cell table:style-name="ce3"/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ast-loader</text:p>
          </table:table-cell>
          <table:table-cell office:value-type="string" calcext:value-type="string">
            <text:p>loader</text:p>
          </table:table-cell>
          <table:table-cell/>
          <table:table-cell table:style-name="ce3"/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ad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ader-1x1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arl</text:p>
          </table:table-cell>
          <table:table-cell office:value-type="string" calcext:value-type="string">
            <text:p>locomotiv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comotiv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orehouse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orehouse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orehouse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orehouse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orehouse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rongbox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rongbox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rongbox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rongbox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trongbox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warehouse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warehouse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warehouse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warehouse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warehouse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ogistic-chest-act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ogistic-chest-buff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ogistic-chest-passive-provid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ogistic-chest-requester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ogistic-chest-storage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 office:value-type="string" calcext:value-type="string">
            <text:p>basic/box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module_inserter_pickup</text:p>
          </table:table-cell>
          <table:table-cell office:value-type="string" calcext:value-type="string">
            <text:p>logistic-contai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logistic-robot</text:p>
          </table:table-cell>
          <table:table-cell/>
          <table:table-cell table:style-name="ce3" office:value-type="string" calcext:value-type="string">
            <text:p>basic/construction-robot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marke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rea-mining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3" office:value-type="string" calcext:value-type="string">
            <text:p>electric-mining-drill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burner-mining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3" office:value-type="string" calcext:value-type="string">
            <text:p>basic/2x2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electric-mining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3" office:value-type="string" calcext:value-type="string">
            <text:p>electric-mining-drill.blend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pumpjack</text:p>
          </table:table-cell>
          <table:table-cell office:value-type="string" calcext:value-type="string">
            <text:p>mining-drill</text:p>
          </table:table-cell>
          <table:table-cell/>
          <table:table-cell table:style-name="ce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core-miner-drill</text:p>
          </table:table-cell>
          <table:table-cell office:value-type="string" calcext:value-type="string">
            <text:p>mining-drill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offshore-pump</text:p>
          </table:table-cell>
          <table:table-cell/>
          <table:table-cell table:style-name="ce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ipe</text:p>
          </table:table-cell>
          <table:table-cell/>
          <table:table-cell table:style-name="ce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ipe</text:p>
          </table:table-cell>
          <table:table-cell office:value-type="string" calcext:value-type="string">
            <text:p>pip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ipe-to-ground</text:p>
          </table:table-cell>
          <table:table-cell/>
          <table:table-cell table:style-name="ce3" office:value-type="string" calcext:value-type="string">
            <text:p>basic/pipe-to-ground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ipe-to-ground</text:p>
          </table:table-cell>
          <table:table-cell office:value-type="string" calcext:value-type="string">
            <text:p>pipe-to-ground</text:p>
          </table:table-cell>
          <table:table-cell/>
          <table:table-cell table:style-name="ce3" office:value-type="string" calcext:value-type="string">
            <text:p>basic/pipe-to-ground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ower-switch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rogrammable-speak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livery-cannon-settings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rocket-landing-pad-settings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rocket-launch-pad-settings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truct-settings-string</text:p>
          </table:table-cell>
          <table:table-cell office:value-type="string" calcext:value-type="string">
            <text:p>programmable-speak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offshore-pump-output</text:p>
          </table:table-cell>
          <table:table-cell office:value-type="string" calcext:value-type="string">
            <text:p>pump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pump</text:p>
          </table:table-cell>
          <table:table-cell/>
          <table:table-cell table:style-name="ce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adar</text:p>
          </table:table-cell>
          <table:table-cell/>
          <table:table-cell table:style-name="ce3" office:value-type="string" calcext:value-type="string">
            <text:p>basic/3x3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pylon-construction-radar-radar</text:p>
          </table:table-cell>
          <table:table-cell office:value-type="string" calcext:value-type="string">
            <text:p>rada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ail-chain-signal</text:p>
          </table:table-cell>
          <table:table-cell/>
          <table:table-cell table:style-name="ce3" office:value-type="string" calcext:value-type="string">
            <text:p>basic/tiny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ail-signal</text:p>
          </table:table-cell>
          <table:table-cell/>
          <table:table-cell table:style-name="ce3" office:value-type="string" calcext:value-type="string">
            <text:p>basic/tiny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nuclear-reactor</text:p>
          </table:table-cell>
          <table:table-cell office:value-type="string" calcext:value-type="string">
            <text:p>reactor</text:p>
          </table:table-cell>
          <table:table-cell/>
          <table:table-cell table:style-name="ce3" office:value-type="string" calcext:value-type="string">
            <text:p>basic/nuclear-reactor.blend</text:p>
          </table:table-cell>
          <table:table-cell office:value-type="float" office:value="204" calcext:value-type="float">
            <text:p>204</text:p>
          </table:table-cell>
          <table:table-cell office:value-type="float" office:value="252" calcext:value-type="float">
            <text:p>2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antimatter-reactor</text:p>
          </table:table-cell>
          <table:table-cell office:value-type="string" calcext:value-type="string">
            <text:p>reac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energy-receiver</text:p>
          </table:table-cell>
          <table:table-cell office:value-type="string" calcext:value-type="string">
            <text:p>reac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energy-transmitter-injector-reactor</text:p>
          </table:table-cell>
          <table:table-cell office:value-type="string" calcext:value-type="string">
            <text:p>reacto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ignal-sender</text:p>
          </table:table-cell>
          <table:table-cell office:value-type="string" calcext:value-type="string">
            <text:p>robopor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oboport</text:p>
          </table:table-cell>
          <table:table-cell/>
          <table:table-cell table:style-name="ce3" office:value-type="string" calcext:value-type="string">
            <text:p>basic/3x3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pylon-construction-radar-roboport</text:p>
          </table:table-cell>
          <table:table-cell office:value-type="string" calcext:value-type="string">
            <text:p>robopor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pylon-construction-roboport</text:p>
          </table:table-cell>
          <table:table-cell office:value-type="string" calcext:value-type="string">
            <text:p>robopor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upercharger</text:p>
          </table:table-cell>
          <table:table-cell office:value-type="string" calcext:value-type="string">
            <text:p>robopor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ocket-silo</text:p>
          </table:table-cell>
          <table:table-cell/>
          <table:table-cell table:style-name="ce3" office:value-type="string" calcext:value-type="string">
            <text:p>basic/rocket-silo.blend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rocket-launch-pad-silo</text:p>
          </table:table-cell>
          <table:table-cell office:value-type="string" calcext:value-type="string">
            <text:p>rocket-silo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robe-rocket-silo</text:p>
          </table:table-cell>
          <table:table-cell office:value-type="string" calcext:value-type="string">
            <text:p>rocket-silo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rocket-silo-rocke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cargo-rocket</text:p>
          </table:table-cell>
          <table:table-cell office:value-type="string" calcext:value-type="string">
            <text:p>rocket-silo-rocke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robe-rocket</text:p>
          </table:table-cell>
          <table:table-cell office:value-type="string" calcext:value-type="string">
            <text:p>rocket-silo-rocket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aai-small-ship-wreck</text:p>
          </table:table-cell>
          <table:table-cell office:value-type="string" calcext:value-type="string">
            <text:p>simple-entity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mall-ship-wreck</text:p>
          </table:table-cell>
          <table:table-cell office:value-type="string" calcext:value-type="string">
            <text:p>simple-entity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1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2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3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4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5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rash-site-spaceship-wreck-small-6</text:p>
          </table:table-cell>
          <table:table-cell office:value-type="string" calcext:value-type="string">
            <text:p>simple-entity-with-ow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olar-panel</text:p>
          </table:table-cell>
          <table:table-cell office:value-type="string" calcext:value-type="string">
            <text:p>solar-panel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olar-panel-2</text:p>
          </table:table-cell>
          <table:table-cell office:value-type="string" calcext:value-type="string">
            <text:p>solar-panel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olar-panel-3</text:p>
          </table:table-cell>
          <table:table-cell office:value-type="string" calcext:value-type="string">
            <text:p>solar-panel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olar-panel</text:p>
          </table:table-cell>
          <table:table-cell/>
          <table:table-cell table:style-name="ce3" office:value-type="string" calcext:value-type="string">
            <text:p>basic/3x3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burbulator-leg-1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burbulator-leg-3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burbulator-leg-4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burbulator-leg-5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burbulator-leg-7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burbulator-leg-8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pidertron-leg-1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pidertron-leg-2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pidertron-leg-3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pidertron-leg-4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pidertron-leg-5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pidertron-leg-6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pidertron-leg-7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pidertron-leg-8</text:p>
          </table:table-cell>
          <table:table-cell office:value-type="string" calcext:value-type="string">
            <text:p>spider-leg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burbulator</text:p>
          </table:table-cell>
          <table:table-cell office:value-type="string" calcext:value-type="string">
            <text:p>spider-vehicle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pidertron</text:p>
          </table:table-cell>
          <table:table-cell office:value-type="string" calcext:value-type="string">
            <text:p>spider-vehicle</text:p>
          </table:table-cell>
          <table:table-cell/>
          <table:table-cell table:style-name="ce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express-splitter</text:p>
          </table:table-cell>
          <table:table-cell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ast-splitter</text:p>
          </table:table-cell>
          <table:table-cell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splitter-black</text:p>
          </table:table-cell>
          <table:table-cell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splitter-blue</text:p>
          </table:table-cell>
          <table:table-cell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splitter-cyan</text:p>
          </table:table-cell>
          <table:table-cell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splitter-green</text:p>
          </table:table-cell>
          <table:table-cell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splitter-magenta</text:p>
          </table:table-cell>
          <table:table-cell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splitter-red</text:p>
          </table:table-cell>
          <table:table-cell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splitter-white</text:p>
          </table:table-cell>
          <table:table-cell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splitter-yellow</text:p>
          </table:table-cell>
          <table:table-cell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plitter</text:p>
          </table:table-cell>
          <table:table-cell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plitter</text:p>
          </table:table-cell>
          <table:table-cell/>
          <table:table-cell table:style-name="ce3" office:value-type="string" calcext:value-type="string">
            <text:p>basic/splitter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heck-valve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overflow-valve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pipe-elbow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pipe-junction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pipe-straight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big-turbine-tank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condenser-turbine-tank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gate-tank-input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gate-tank-output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rocket-launch-pad-tank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ipe-long-j-3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ipe-long-j-5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ipe-long-j-7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ipe-long-s-15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pipe-long-s-9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ship-antimatter-booster-tank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ship-rocket-booster-tank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ignpost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torage-tank</text:p>
          </table:table-cell>
          <table:table-cell/>
          <table:table-cell table:style-name="ce3" office:value-type="string" calcext:value-type="string">
            <text:p>basic/2x2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underflow-valve</text:p>
          </table:table-cell>
          <table:table-cell office:value-type="string" calcext:value-type="string">
            <text:p>storage-tank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straight-rail</text:p>
          </table:table-cell>
          <table:table-cell office:value-type="string" calcext:value-type="string">
            <text:p>straight-rail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ship-clamp-place</text:p>
          </table:table-cell>
          <table:table-cell office:value-type="string" calcext:value-type="string">
            <text:p>straight-rail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straight-rail</text:p>
          </table:table-cell>
          <table:table-cell/>
          <table:table-cell table:style-name="ce3" office:value-type="string" calcext:value-type="string">
            <text:p>straight-rail.blend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ogistic-train-stop</text:p>
          </table:table-cell>
          <table:table-cell office:value-type="string" calcext:value-type="string">
            <text:p>train-stop</text:p>
          </table:table-cell>
          <table:table-cell/>
          <table:table-cell table:style-name="ce3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train-stop</text:p>
          </table:table-cell>
          <table:table-cell/>
          <table:table-cell table:style-name="ce3" office:value-type="string" calcext:value-type="string">
            <text:p>basic/tiny.blen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express-transport-belt</text:p>
          </table:table-cell>
          <table:table-cell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ast-transport-belt</text:p>
          </table:table-cell>
          <table:table-cell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black</text:p>
          </table:table-cell>
          <table:table-cell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blue</text:p>
          </table:table-cell>
          <table:table-cell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cyan</text:p>
          </table:table-cell>
          <table:table-cell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green</text:p>
          </table:table-cell>
          <table:table-cell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magenta</text:p>
          </table:table-cell>
          <table:table-cell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red</text:p>
          </table:table-cell>
          <table:table-cell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white</text:p>
          </table:table-cell>
          <table:table-cell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transport-belt-yellow</text:p>
          </table:table-cell>
          <table:table-cell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transport-belt</text:p>
          </table:table-cell>
          <table:table-cell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transport-belt</text:p>
          </table:table-cell>
          <table:table-cell/>
          <table:table-cell table:style-name="ce3" office:value-type="string" calcext:value-type="string">
            <text:p>transport-belt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express-underground-belt</text:p>
          </table:table-cell>
          <table:table-cell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ast-underground-belt</text:p>
          </table:table-cell>
          <table:table-cell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black</text:p>
          </table:table-cell>
          <table:table-cell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blue</text:p>
          </table:table-cell>
          <table:table-cell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cyan</text:p>
          </table:table-cell>
          <table:table-cell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green</text:p>
          </table:table-cell>
          <table:table-cell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magenta</text:p>
          </table:table-cell>
          <table:table-cell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red</text:p>
          </table:table-cell>
          <table:table-cell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white</text:p>
          </table:table-cell>
          <table:table-cell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deep-space-underground-belt-yellow</text:p>
          </table:table-cell>
          <table:table-cell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-underground-belt</text:p>
          </table:table-cell>
          <table:table-cell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underground-belt</text:p>
          </table:table-cell>
          <table:table-cell/>
          <table:table-cell table:style-name="ce3" office:value-type="string" calcext:value-type="string">
            <text:p>basic/underground-belt.blend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biter-spawner</text:p>
          </table:table-cell>
          <table:table-cell office:value-type="string" calcext:value-type="string">
            <text:p>unit-spaw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pitter-spawner</text:p>
          </table:table-cell>
          <table:table-cell office:value-type="string" calcext:value-type="string">
            <text:p>unit-spawner</text:p>
          </table:table-cell>
          <table:table-cell/>
          <table: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oncrete-wall</text:p>
          </table:table-cell>
          <table:table-cell office:value-type="string" calcext:value-type="string">
            <text:p>wall</text:p>
          </table:table-cell>
          <table:table-cell/>
          <table:table-cell table:style-name="ce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oncrete-wall-ruin</text:p>
          </table:table-cell>
          <table:table-cell office:value-type="string" calcext:value-type="string">
            <text:p>wall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ship-wall</text:p>
          </table:table-cell>
          <table:table-cell office:value-type="string" calcext:value-type="string">
            <text:p>wall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teel-wall</text:p>
          </table:table-cell>
          <table:table-cell office:value-type="string" calcext:value-type="string">
            <text:p>wall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teel-wall-ruin</text:p>
          </table:table-cell>
          <table:table-cell office:value-type="string" calcext:value-type="string">
            <text:p>wall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tone-wall</text:p>
          </table:table-cell>
          <table:table-cell office:value-type="string" calcext:value-type="string">
            <text:p>wall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tone-wall-ruin</text:p>
          </table:table-cell>
          <table:table-cell office:value-type="string" calcext:value-type="string">
            <text:p>wall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spaceship-console-alt</text:p>
          </table:table-cell>
          <table:table-cell office:value-type="string" calcext:value-type="string">
            <text:p>accumulator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ogistic-train-stop-input</text:p>
          </table:table-cell>
          <table:table-cell office:value-type="string" calcext:value-type="string">
            <text:p>lamp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ollision-mask-addon-layer</text:p>
          </table:table-cell>
          <table:table-cell office:value-type="string" calcext:value-type="string">
            <text:p>arrow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ollision-mask-empty-space-tile</text:p>
          </table:table-cell>
          <table:table-cell office:value-type="string" calcext:value-type="string">
            <text:p>arrow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ollision-mask-flying-layer</text:p>
          </table:table-cell>
          <table:table-cell office:value-type="string" calcext:value-type="string">
            <text:p>arrow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ollision-mask-moving-tile</text:p>
          </table:table-cell>
          <table:table-cell office:value-type="string" calcext:value-type="string">
            <text:p>arrow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ollision-mask-projectile-layer</text:p>
          </table:table-cell>
          <table:table-cell office:value-type="string" calcext:value-type="string">
            <text:p>arrow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ollision-mask-space-tile</text:p>
          </table:table-cell>
          <table:table-cell office:value-type="string" calcext:value-type="string">
            <text:p>arrow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collision-mask-vehicle-layer</text:p>
          </table:table-cell>
          <table:table-cell office:value-type="string" calcext:value-type="string">
            <text:p>arrow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fake-selection-box-2x2</text:p>
          </table:table-cell>
          <table:table-cell office:value-type="string" calcext:value-type="string">
            <text:p>arrow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orange-arrow-with-circle</text:p>
          </table:table-cell>
          <table:table-cell office:value-type="string" calcext:value-type="string">
            <text:p>arrow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flare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rtillery-projectile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electric-beam</text:p>
          </table:table-cell>
          <table:table-cell office:value-type="string" calcext:value-type="string">
            <text:p>beam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electric-beam-no-sound</text:p>
          </table:table-cell>
          <table:table-cell office:value-type="string" calcext:value-type="string">
            <text:p>beam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aser-beam</text:p>
          </table:table-cell>
          <table:table-cell office:value-type="string" calcext:value-type="string">
            <text:p>beam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picker-pointer-beam</text:p>
          </table:table-cell>
          <table:table-cell office:value-type="string" calcext:value-type="string">
            <text:p>beam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tesla-gun-beam</text:p>
          </table:table-cell>
          <table:table-cell office:value-type="string" calcext:value-type="string">
            <text:p>beam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picker-buffer-corpse-inf</text:p>
          </table:table-cell>
          <table:table-cell office:value-type="string" calcext:value-type="string">
            <text:p>character-corpse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picker-buffer-corpse-instant</text:p>
          </table:table-cell>
          <table:table-cell office:value-type="string" calcext:value-type="string">
            <text:p>character-corpse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liff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blueprint-note-interface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blueprint-note-storage-new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ogistic-train-stop-lamp-control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logistic-train-stop-output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gate-lock-combinator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gate-lock-switch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gate-platform-button-switch</text:p>
          </table:table-cell>
          <table:table-cell office:value-type="string" calcext:value-type="string">
            <text:p>constant-combinator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se-gate-platform-combinator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burbulator-projector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et-launch-pad-combinator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clamp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console-output</text:p>
          </table:table-cell>
          <table:table-cell office:value-type="string" calcext:value-type="string">
            <text:p>constant-combin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x2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umul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-provid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ea-mining-dri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-combin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wag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1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2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3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c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lectric-pol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er-spawn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il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mining-dri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-wag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fu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mical-plan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-combin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ion-robo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der-combina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c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furnac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mining-dri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split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transport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underground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split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transport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underground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ethrower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id-wag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n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exchang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pip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vercraf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ge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ge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d-min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-turre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omotiv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act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buff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passive-provid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reques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storag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robo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-handed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electric-pol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ma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-reacto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hore-pum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il-refinery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-provid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to-ground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-switch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mable-speak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jack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chain-signa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ending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signa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er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por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et-silo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bi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electric-pol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corchmark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corchmark-tintabl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pitt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worm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-pane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dertr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tter-spawner-corpse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filter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inserter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engin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turbin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furnac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-furnace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tank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tation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-stop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1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2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3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4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5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6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7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ash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baobab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eypine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mangrove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oaktapus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ear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scarecrow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specter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illow-stump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ground-bel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en-chest-remnants</text:p>
          </table:table-cell>
          <table:table-cell office:value-type="string" calcext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filter</text:p>
          </table:table-cell>
          <table:table-cell office:value-type="string" calcext:value-type="string">
            <text:p>decider-combinato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deconstructible-tile-prox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ug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dden-electric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weapon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imensional-ancho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beam-defen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energy-interface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defence-charge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point-defence-charge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point-defence-charger-overcharged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nexus-charger</text:p>
          </table:table-cell>
          <table:table-cell office:value-type="string" calcext:value-type="string">
            <text:p>electric-energy-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orehouse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trongbox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warehouse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umul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-provid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-combin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cannon-muzzle-flash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llery-wag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1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2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mbling-machine-3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fire-smok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nuke-shockwav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c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artillery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lectric-po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explosion-hi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er-spawn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explosion-big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explosion-hug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explosion-small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il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basic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blu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blu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cya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cyan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gree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green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magenta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magenta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liv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liv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rang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orang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piercing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purpl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purpl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red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red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teal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teal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whit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white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yellow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let-beam-yellow-fain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er-mining-dri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-wag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fu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mical-plan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ster-nuk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-combin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ion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der-combina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er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ctor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furnac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-mining-dri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on-gunsho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on-gunshot-small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on-hi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split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transport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underground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split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transport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t-underground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ethrower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id-wag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ing-robot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pling-gun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nad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n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exchang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-pip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d-min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-bubbl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-turre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omotiv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act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buff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passive-provid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reques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chest-stora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stic-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-handed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iv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electric-po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-react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k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hore-pum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il-refinery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-provid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-to-groun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-switch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mable-speak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mpjac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chain-signa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l-signa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er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por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et-silo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100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4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4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burst-4000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gun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capsu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weapon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ummy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damage-ao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damage-aoe-larg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path-fx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hu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arg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dium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defence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eor-point-defence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heromone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ailgun-beam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ma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butt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lock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power-dow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gate-power-up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machine-clos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machine-ope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clamps-off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clamps-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doors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raise-rocke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silo-rocke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train-breaks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esla-gun-light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esla-gun-trigg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rigger-movable-debris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wdown-capsu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bi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electric-pol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pitt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worm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-pane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k-explosion-higher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dertr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tter-spawner-die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t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filter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-inserter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engin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m-turbin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-furnac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-furnace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-tan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tati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-stop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ground-bel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cannon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cannon-she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-damaged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en-chest-explosion</text:p>
          </table:table-cell>
          <table:table-cell office:value-type="string" calcext:value-type="string">
            <text:p>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behemoth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big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medium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spitter-small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behemoth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big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medium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plash-fire-worm-small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sh-site-fire-flam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-flam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-flame-on-tre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-crash-flam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pool-fire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ire-flame-on-tree-no-pollution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tree-fire-starter</text:p>
          </table:table-cell>
          <table:table-cell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my-flame-thrower-explosion</text:p>
          </table:table-cell>
          <table:table-cell office:value-type="string" calcext:value-type="string">
            <text:p>flame-thrower-explo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ty-unknown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ing-text2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ker-flying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-proxy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le-flying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ying-proxy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roxy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orial-flying-text</text:p>
          </table:table-cell>
          <table:table-cell office:value-type="string" calcext:value-type="string">
            <text:p>flying-tex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highlight-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ker-highlight-box</text:p>
          </table:table-cell>
          <table:table-cell office:value-type="string" calcext:value-type="string">
            <text:p>highlight-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-on-ground</text:p>
          </table:table-cell>
          <table:table-cell office:value-type="string" calcext:value-type="string">
            <text:p>item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-item-on-ground</text:p>
          </table:table-cell>
          <table:table-cell office:value-type="string" calcext:value-type="string">
            <text:p>item-entity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tem-request-prox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burbulator-control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stellar-map-asteroid-field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stellar-map-spaceship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stellar-map-star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travel-anchor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asteroid-belt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interstellar-space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1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2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moon-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1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1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2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20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3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4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5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6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7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8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planet-9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spaceship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ystem-map-star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f-particle-for-migration</text:p>
          </table:table-cell>
          <table:table-cell office:value-type="string" calcext:value-type="string">
            <text:p>leaf-parti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le-for-migration</text:p>
          </table:table-cell>
          <table:table-cell office:value-type="string" calcext:value-type="string">
            <text:p>parti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fountain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fountain-big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-fountain-hit-spray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-smouldering-smoke-source</text:p>
          </table:table-cell>
          <table:table-cell office:value-type="string" calcext:value-type="string">
            <text:p>particle-sourc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layer-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ground-zero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cluster-nuke-explosi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fire-smoke-explosi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nuclear-smok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bomb-wave-spawns-nuke-shockwave-explosi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-las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ff-explosives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ster-grenad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er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ctor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ve-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ve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osive-uranium-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pling-gu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rcing-shotgun-pell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on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spla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ehemoth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ehemoth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ig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big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medium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medium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small-bi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psule-small-spitt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capsul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capsule-shadow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elivery-cannon-weapon-capsul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dimensional-anchor-fx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beam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glaive-damag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receiver-beam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beam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fragment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cargo-po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7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8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09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0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meteor-1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big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mediu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medium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medium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i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small-j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falling-rocket-fragment-tiny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ligh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light-midd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pec-cya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pec-whit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ridium-piledriver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ight-space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ight-space-capsule-launc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lightbea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heromon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wav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fragment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cargo-po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7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8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09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0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1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2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3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4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5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meteor-16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big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mediu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medium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medium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i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small-j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adow-rocket-fragment-tiny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continous-gate-power-on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continous-gate-turnin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ound-continous-silo-rock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rgo-fragment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big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medium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medium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medium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g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h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i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small-j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a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b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c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d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rocket-fragment-tiny-f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large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medium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small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tgun-pellet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wdown-capsu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cannon-projectile</text:p>
          </table:table-cell>
          <table:table-cell office:value-type="string" calcext:value-type="string">
            <text:p>projec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ed-rail-remnants</text:p>
          </table:table-cell>
          <table:table-cell office:value-type="string" calcext:value-type="string">
            <text:p>rail-remn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ight-rail-remnants</text:p>
          </table:table-cell>
          <table:table-cell office:value-type="string" calcext:value-type="string">
            <text:p>rail-remn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ude-oi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eryll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coa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copper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crude-oil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iron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omni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beryll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cryo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holm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irid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vitamelang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e-vulca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ston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re-fragment-uran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holm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rid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methane-ic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naqu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vitamelang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vulcanit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water-ic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anium-ore</text:p>
          </table:table-cell>
          <table:table-cell office:value-type="string" calcext:value-type="string">
            <text:p>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i-signal-receiver</text:p>
          </table:table-cell>
          <table:table-cell office:value-type="string" calcext:value-type="string">
            <text:p>robopor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ocket-silo-rocket-shad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rk-mud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nace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pling-gun-player-collisio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-wood-chest-remnant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hen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-mud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hip-wre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erty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-desert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aubergi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beig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bla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bro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crea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dustyro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grey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purp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ta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viole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volcan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big-whit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aubergi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beig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bla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bro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crea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dustyro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grey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purp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ta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viole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volcan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-huge-whit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black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tan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decal-white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black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purp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ta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-rock-big-whit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rtouche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rtouche-b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artouche-b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player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player-not-sp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rocket-destination-orbita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ollision-rocket-destination-surf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gun-i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cryogun-ice-spacer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botto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lef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righ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chamber-addon-top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energy-transmitter-injector-addo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addon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blocker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blocker-v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4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14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fragment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n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es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e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n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e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sw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main-ws-shad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button-lef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button-midd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button-righ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indicator-gree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indicator-r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platform-indicator-yello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rails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shunt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trypl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e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e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n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n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s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w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w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ate-underlay-ws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1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2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3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4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5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6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1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2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3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4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5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5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0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1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2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3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64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7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8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a-energy-9-locke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1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2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3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4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5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5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0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1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2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3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64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7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8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glyph-b-9-smal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interburbulator-interf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yramid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yramid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yramid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big-aster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big-sp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huge-aster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rock-huge-spac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and-rock-big-asteroi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nor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nor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nor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sou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sou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sou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floor-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nor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nor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nor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sout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southea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south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hield-projector-shield-wall-wes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large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medium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small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speck-graphi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cargo-fragment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7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8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09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0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1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2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3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4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5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meteor-16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big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medium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medium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medium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f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g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h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i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small-j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a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b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c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d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tatic-rocket-fragment-tiny-f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room-decal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-rubbl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se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-half-chest-lef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-half-chest-right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oden-barrel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shop-ruin</text:p>
          </table:table-cell>
          <table:table-cell office:value-type="string" calcext:value-type="string">
            <text:p>simple-e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tleneck-stoplight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-marker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1x2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ccumul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ctive-provid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rithmetic-combin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artillery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ig-electric-pol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ig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oil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uff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urner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burner-mining-dri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a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argo-wagon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entrifug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hemical-plan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constant-combin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decider-combina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lectric-furnac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xpress-split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xpress-transport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express-underground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split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transport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ast-underground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ilter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lamethrower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fluid-wagon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gat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gun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heat-exchang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heat-pip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iron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ab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aser-turre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ocomotiv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long-handed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medium-electric-pol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medium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medium-sma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nuclear-reacto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oil-refinery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assive-provid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ip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ipe-to-ground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rogrammable-speak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ump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pumpjack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ada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ail-chain-signa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ail-signa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equester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robopor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mall-electric-pol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ma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olar-pane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plit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ack-filter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ack-inserter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am-engin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am-turbin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el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eel-furnac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one-furnace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orage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torage-tank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substation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tank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train-stop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transport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underground-bel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wall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n-wooden-chest-remnant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ueprint-registration-point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-capsule-_-vehicle-shadow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large-targetabl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medium-targetabl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spaceship-obstacle-rock-small-targetabl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dertron-military-target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concret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copper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glas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gold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iron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steel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ston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large-uranium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concret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copper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glass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gold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iron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steel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stone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plate-small-uranium</text:p>
          </table:table-cell>
          <table:table-cell office:value-type="string" calcext:value-type="string">
            <text:p>simple-entity-with-fo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-light</text:p>
          </table:table-cell>
          <table:table-cell office:value-type="string" calcext:value-type="string">
            <text:p>simple-entity-with-owne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imple-entity-with-ow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ke-for-migration</text:p>
          </table:table-cell>
          <table:table-cell office:value-type="string" calcext:value-type="string">
            <text:p>smo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sh-site-explosion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sh-site-fire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on-cloud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on-cloud-visual-dummy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pool-cloud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cloud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1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2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3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ripple4-smoke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1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10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2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3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4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5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6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7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8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-splash-smoke-9</text:p>
          </table:table-cell>
          <table:table-cell office:value-type="string" calcext:value-type="string">
            <text:p>smoke-with-tri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i-speech-bubble</text:p>
          </table:table-cell>
          <table:table-cell office:value-type="string" calcext:value-type="string">
            <text:p>speech-bub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behemoth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big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medium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icker-small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ogun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plague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wdown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n-sticker</text:p>
          </table:table-cell>
          <table:table-cell office:value-type="string" calcext:value-type="string">
            <text:p>st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behemoth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big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mediu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spitter-small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behemoth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big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mediu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id-stream-worm-small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ogun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ethrower-fire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held-flamethrower-fire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-bloater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-flamethrower-fire-stream</text:p>
          </table:table-cell>
          <table:table-cell office:value-type="string" calcext:value-type="string">
            <text:p>stream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tile-gh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-dry-hairy-tre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-grey-trun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-tree-desert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y-hairy-tre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y-tre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1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2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2-re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3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4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5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6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6-brow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7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-brow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8-re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-brow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09-re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esert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dryland-o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h2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h3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o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p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grassland-q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alm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palm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snow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volcanic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a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b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c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d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e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f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g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h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i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j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k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l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m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n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-wetland-o</text:p>
          </table:table-cell>
          <table:table-cell office:value-type="string" calcext:value-type="string">
            <text:p>tr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worm-turret</text:p>
          </table:table-cell>
          <table:table-cell office:value-type="string" calcext:value-type="string">
            <text:p>tur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hemoth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ilatron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um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bi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-spitter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 table:number-rows-repeated="10466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base_MasterList.A2:database_MasterList.H372" table:contains-header="false">
          <table:sort>
            <table:sort-by table:field-number="2" table:order="descending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01:14:05.610518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7-30T01:14:43.394971288</dc:date>
    <meta:editing-duration>PT2H24M56S</meta:editing-duration>
    <meta:editing-cycles>29</meta:editing-cycles>
    <meta:generator>LibreOffice/7.1.4.2$Linux_X86_64 LibreOffice_project/e19c8e005a853514adc94ef87a3fca3f43994787</meta:generator>
    <meta:document-statistic meta:table-count="1" meta:cell-count="4669" meta:object-count="0"/>
  </office:meta>
</office:document-meta>
</file>